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a6f9" officeooo:paragraph-rsid="001ea6f9"/>
    </style:style>
    <style:style style:name="P2" style:family="paragraph" style:parent-style-name="Standard" style:list-style-name="L5">
      <style:text-properties officeooo:rsid="001ea6f9" officeooo:paragraph-rsid="001f8970"/>
    </style:style>
    <style:style style:name="P3" style:family="paragraph" style:parent-style-name="Standard" style:list-style-name="L5">
      <style:text-properties officeooo:rsid="001ea6f9" officeooo:paragraph-rsid="001ea6f9"/>
    </style:style>
    <style:style style:name="P4" style:family="paragraph" style:parent-style-name="Standard">
      <style:text-properties officeooo:rsid="001f8970" officeooo:paragraph-rsid="001f8970"/>
    </style:style>
    <style:style style:name="P5" style:family="paragraph" style:parent-style-name="Standard" style:list-style-name="L5">
      <style:text-properties officeooo:rsid="001f8970" officeooo:paragraph-rsid="001ea6f9"/>
    </style:style>
    <style:style style:name="P6" style:family="paragraph" style:parent-style-name="Standard" style:list-style-name="L1">
      <style:text-properties officeooo:rsid="00217ffe" officeooo:paragraph-rsid="00217ffe"/>
    </style:style>
    <style:style style:name="P7" style:family="paragraph" style:parent-style-name="Standard" style:list-style-name="L5">
      <style:text-properties officeooo:rsid="00217ffe" officeooo:paragraph-rsid="00217ffe"/>
    </style:style>
    <style:style style:name="P8" style:family="paragraph" style:parent-style-name="Standard" style:list-style-name="L6">
      <style:text-properties officeooo:rsid="00217ffe" officeooo:paragraph-rsid="00217ffe"/>
    </style:style>
    <style:style style:name="P9" style:family="paragraph" style:parent-style-name="Standard" style:list-style-name="L1">
      <style:text-properties officeooo:rsid="0021a9bc" officeooo:paragraph-rsid="0021a9bc"/>
    </style:style>
    <style:style style:name="P10" style:family="paragraph" style:parent-style-name="Standard">
      <style:text-properties fo:font-size="20pt" style:text-underline-style="solid" style:text-underline-width="auto" style:text-underline-color="font-color" fo:font-weight="bold" officeooo:rsid="001ea6f9" officeooo:paragraph-rsid="001ea6f9" style:font-size-asian="20pt" style:font-weight-asian="bold" style:font-size-complex="20pt" style:font-weight-complex="bold"/>
    </style:style>
    <style:style style:name="P11" style:family="paragraph" style:parent-style-name="Standard" style:list-style-name="L1">
      <style:text-properties fo:font-style="italic" officeooo:rsid="001ea6f9" officeooo:paragraph-rsid="001f8970" style:font-style-asian="italic" style:font-style-complex="italic"/>
    </style:style>
    <style:style style:name="P12" style:family="paragraph" style:parent-style-name="Standard" style:list-style-name="L1">
      <style:text-properties fo:font-style="italic" officeooo:rsid="001f8970" officeooo:paragraph-rsid="001f8970" style:font-style-asian="italic" style:font-style-complex="italic"/>
    </style:style>
    <style:style style:name="P13" style:family="paragraph" style:parent-style-name="Standard" style:list-style-name="L1">
      <style:text-properties fo:font-style="italic" officeooo:rsid="0021a9bc" officeooo:paragraph-rsid="0021a9bc" style:font-style-asian="italic" style:font-style-complex="italic"/>
    </style:style>
    <style:style style:name="P14" style:family="paragraph" style:parent-style-name="Standard" style:list-style-name="L1">
      <style:text-properties officeooo:rsid="002247e1" officeooo:paragraph-rsid="002247e1"/>
    </style:style>
    <style:style style:name="T1" style:family="text">
      <style:text-properties officeooo:rsid="00217ff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uideline Contents:</text:p>
      <text:p text:style-name="P1"/>
      <text:list xml:id="list1214895832" text:style-name="L1">
        <text:list-item>
          <text:p text:style-name="P11">Did TUM save energy/ improve its carbon footprint during the Covid Pandemic (April 2020-April 2021), not factoring in energy consumption of students at home, by not holding lectures on site.</text:p>
        </text:list-item>
      </text:list>
      <text:list xml:id="list3341677082" text:style-name="L5">
        <text:list-item>
          <text:list>
            <text:list-item>
              <text:p text:style-name="P2">Requires energy bills (or any other record) from Covid-period and pre-Covid period</text:p>
            </text:list-item>
            <text:list-item>
              <text:p text:style-name="P3">Determining which energy costs can be attributed to lecture halls and which to administration, institutes and so on.</text:p>
            </text:list-item>
            <text:list-item>
              <text:p text:style-name="P5">This part would be a rather neutral statement along the lines of <text:span text:style-name="T2">“During the first year after the beginning of the Covid-19 pandemic, the TUM reduced it’s carbon footprint by X%”</text:span></text:p>
            </text:list-item>
            <text:list-item>
              <text:p text:style-name="P7">Possible Problem: TUM might not have records that detailled, we might not be able to access them.</text:p>
            </text:list-item>
          </text:list>
        </text:list-item>
      </text:list>
      <text:list xml:id="list173011435644853" text:continue-list="list1214895832" text:style-name="L1">
        <text:list-item>
          <text:p text:style-name="P12">How did the overall energy consumption/ the overall carbon footprint change after during the Covid Pandemic (April 2020 – April 2021), factoring in all possible factors such as lecture halls, onl<text:span text:style-name="T1">ine lecture equipment, transport…</text:span></text:p>
        </text:list-item>
      </text:list>
      <text:list xml:id="list168474614" text:style-name="L6">
        <text:list-item>
          <text:list>
            <text:list-item>
              <text:p text:style-name="P8">Requires data from 1., as well as any possible data from students. Could be through the Studentenwerk, surveys etc.</text:p>
            </text:list-item>
            <text:list-item>
              <text:p text:style-name="P8">Could factor in transportation data from SWM (e.g travel density) if accessible</text:p>
            </text:list-item>
            <text:list-item>
              <text:p text:style-name="P8">Would result in a statement <text:span text:style-name="T2">“The shift to online lectures during the Covid pandemic changed the energy consumption by X%”</text:span></text:p>
            </text:list-item>
            <text:list-item>
              <text:p text:style-name="P8">Possible Problem: Data not detailed enough, hard to estimate energy consumption at home attributed to online lectures.</text:p>
            </text:list-item>
          </text:list>
        </text:list-item>
      </text:list>
      <text:list xml:id="list173010108424803" text:continue-list="list173011435644853" text:style-name="L1">
        <text:list-item>
          <text:p text:style-name="P13">Influence of the number of students in a lecture on the energy consumption as well as the used format (e.g. pre recorded lecture, streaming quality) illustrated with some examplary calculations (~5 different “standard” lectures of different sizes)</text:p>
          <text:list>
            <text:list-item>
              <text:p text:style-name="P9">Requires detailed informations about these lectures, e.g. detailed energy consumption of the lecture halls, lecture format used during online lectures, number of attendees, streaming quality and so on</text:p>
            </text:list-item>
            <text:list-item>
              <text:p text:style-name="P9">Might be an idea to ask several Professors before the summer term to cooperate with us (Supervisors?) and provide us with more details during their lectures or actually record their own energy consumption on their streaming devices with various setting.</text:p>
            </text:list-item>
            <text:list-item>
              <text:p text:style-name="P9">Will probably be inconclusive with regards to streaming quality and so on, but esp the lecture size yield interesting insights. Could result in a staement along the lines of <text:span text:style-name="T2">“For lectures with 200 or more attendees, an online format is advantageous over on site lectures from an energy standpoint of view.”</text:span></text:p>
            </text:list-item>
            <text:list-item>
              <text:p text:style-name="P9">Possible Problem: Again, might be difficult to get data on single lecture halls, but maybe Interims Hörsääle got seperate bills? </text:p>
            </text:list-item>
          </text:list>
        </text:list-item>
        <text:list-item>
          <text:p text:style-name="P6">Recommendation for a lecture format going forward to ensure a “Sustainable TUM” (probably better: a more sustainable TUM)</text:p>
          <text:list>
            <text:list-item>
              <text:p text:style-name="P6">Combining all insights gathered before</text:p>
            </text:list-item>
            <text:list-item>
              <text:p text:style-name="P6">Illustrating a model calculation on previously gathered data, changing various parameters, and including an extensive error estimation (probably more heavy on the maths/ data analysis part)</text:p>
            </text:list-item>
            <text:list-item>
              <text:p text:style-name="P6">Final verdict e.g. <text:span text:style-name="T2">“60% online and 40% on site”</text:span></text:p>
            </text:list-item>
            <text:list-item>
              <text:p text:style-name="P14">Problems: Depends heavily on the completion of the previous points</text:p>
            </text:list-item>
          </text:list>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8T16:41:13.287975279</meta:creation-date>
    <dc:date>2021-02-08T17:30:09.711366896</dc:date>
    <meta:editing-duration>PT1M23S</meta:editing-duration>
    <meta:editing-cycles>1</meta:editing-cycles>
    <meta:document-statistic meta:table-count="0" meta:image-count="0" meta:object-count="0" meta:page-count="1" meta:paragraph-count="21" meta:word-count="475" meta:character-count="2971" meta:non-whitespace-character-count="2535"/>
    <meta:generator>LibreOffice/7.1.0.3$Linux_X86_64 LibreOffice_project/10$Build-3</meta:generator>
  </office:meta>
</office:document-meta>
</file>